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.readObj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Reader.setTimzeZone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readAft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SONRead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readObjec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Reader.readInte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Reader.star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Reader.JSONReader( DefaultJS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config( Feature feature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startStructu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has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Reader.readObject( TypeReference &lt; T &gt;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en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Reader.read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Reader.en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Reader.getTimz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JSON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readObject( Map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Reader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JSONReader( Reader reader , Feature ...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.JSONReader( JSONLexer lex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readObject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Reader.readBefo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Reader.readObject(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Reader.get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.endStructu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SONReader.read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Reader.startObj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